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9b0b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c9211e"/>
    </style:style>
    <style:style style:name="T4" style:family="text">
      <style:text-properties fo:color="#ed4c05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5b277d"/>
    </style:style>
    <style:style style:name="T6" style:family="text">
      <style:text-properties fo:color="#5b277d" fo:font-size="16pt" style:font-size-asian="16pt" style:font-size-complex="16pt"/>
    </style:style>
    <style:style style:name="T7" style:family="text">
      <style:text-properties fo:color="#5b277d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5b277d" fo:font-weight="bold" style:font-weight-asian="bold" style:font-weight-complex="bold"/>
    </style:style>
    <style:style style:name="T9" style:family="text">
      <style:text-properties fo:color="#5b277d" fo:font-size="20pt" style:font-size-asian="20pt" style:font-size-complex="20pt"/>
    </style:style>
    <style:style style:name="T10" style:family="text">
      <style:text-properties fo:color="#5b277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5b277d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5b277d" fo:font-size="18pt" style:font-size-asian="18pt" style:font-size-complex="18pt"/>
    </style:style>
    <style:style style:name="T13" style:family="text">
      <style:text-properties fo:color="#5b277d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" style:family="text">
      <style:text-properties fo:color="#111111" fo:font-weight="bold" style:font-weight-asian="bold" style:font-weight-complex="bold"/>
    </style:style>
    <style:style style:name="T19" style:family="text">
      <style:text-properties fo:color="#111111" fo:font-weight="normal" style:font-weight-asian="normal" style:font-weight-complex="normal"/>
    </style:style>
    <style:style style:name="T20" style:family="text">
      <style:text-properties fo:color="#111111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color="#111111"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<text:s text:c="14"/>What is a List in Python?</text:span><text:line-break/><text:line-break/>A list in Python is a built-in data structure used to store multiple items in a single variable. Lists are ordered, changeable (mutable), and allow duplicate values. Lists can contain different data types, including integers, strings, floats, other lists, and even complex objects.<text:line-break/><text:line-break/>It is one of the most commonly used and powerful features in Python for grouping and manipulating related data items.<text:line-break/><text:line-break/><text:line-break/><text:span text:style-name="T1">Definition:</text:span><text:line-break/>A list is a sequence of indexed elements, enclosed within square brackets [], where each element is separated by a comma (,). Lists allow you to store collections of heterogeneous data types and offer various built-in methods to add, remove, search, sort, and manipulate elements. Since Python lists are mutable, you can modify their contents without changing their identity.<text:line-break/><text:line-break/><text:line-break/><text:line-break/><text:span text:style-name="T7">List Syntax in Python</text:span><text:line-break/><text:line-break/><text:span text:style-name="T14"># Creating a list</text:span><text:line-break/>list_name = [item1, item2, item3, ...]<text:line-break/><text:line-break/><text:span text:style-name="T15">Examples:</text:span><text:line-break/><text:line-break/><text:span text:style-name="T14"># List of integers</text:span><text:line-break/>numbers = [10, 20, 30, 40]<text:line-break/><text:line-break/><text:span text:style-name="T14"># List of strings</text:span><text:line-break/>fruits = ["apple", "banana", "cherry"]<text:line-break/><text:line-break/><text:span text:style-name="T14"># List of mixed data types</text:span><text:line-break/>mixed = [1, "hello", 3.14, True]<text:line-break/><text:line-break/>#<text:span text:style-name="T14"> Nested list (list inside another list)</text:span><text:line-break/>nested = [1, [2, 3], [4, 5]]<text:line-break/><text:line-break/></text:p>
      <text:p text:style-name="P2"><text:soft-page-break/><text:line-break/><text:span text:style-name="T7">Accessing List Elements (Indexing)</text:span><text:line-break/><text:line-break/>fruits = ["apple", "banana", "cherry"]<text:line-break/><text:line-break/>print(fruits[0]) <text:s text:c="3"/># Output: apple<text:line-break/>print(fruits[1]) <text:s text:c="3"/># Output: banana<text:line-break/>print(fruits[-1]) <text:s text:c="2"/># Output: cherry (negative indexing)<text:line-break/><text:line-break/><text:line-break/><text:span text:style-name="T17">Modifying Lists</text:span><text:line-break/><text:line-break/>fruits[1] = "blueberry"<text:line-break/>print(fruits) <text:s/># Output: ['apple', 'blueberry', 'cherry']<text:line-break/><text:line-break/><text:line-break/><text:span text:style-name="T11">List Operations and Methods</text:span><text:line-break/><text:line-break/><text:span text:style-name="T14">1. Adding Items</text:span><text:line-break/><text:line-break/># append() - adds item at the end<text:line-break/>fruits.append("orange")<text:line-break/><text:line-break/># insert() - adds item at specified index<text:line-break/>fruits.insert(1, "mango")<text:line-break/><text:line-break/><text:span text:style-name="T14">2. Removing Items</text:span><text:line-break/><text:line-break/># remove() - removes first occurrence of item<text:line-break/>fruits.remove("banana")<text:line-break/><text:line-break/># pop() - removes item at given index (default is last)<text:line-break/>fruits.pop()<text:line-break/><text:line-break/># clear() - empties the list<text:line-break/>fruits.clear()<text:line-break/><text:line-break/><text:span text:style-name="T14">3. List Functions</text:span><text:line-break/><text:line-break/>len(fruits) <text:s text:c="6"/># Number of items<text:line-break/>max(numbers) <text:s text:c="5"/># Maximum value<text:line-break/><text:soft-page-break/>min(numbers) <text:s text:c="5"/># Minimum value<text:line-break/>sum(numbers) <text:s text:c="5"/># Sum of values<text:line-break/><text:line-break/><text:span text:style-name="T14">4. Sorting and Reversing</text:span><text:line-break/><text:line-break/>numbers.sort() <text:s text:c="3"/># Ascending order<text:line-break/>numbers.reverse() # Reverse the list<text:line-break/><text:line-break/><text:line-break/><text:span text:style-name="T14">Iterating Through a List</text:span><text:line-break/><text:line-break/>for fruit in fruits:<text:line-break/> <text:s text:c="3"/>print(fruit)<text:line-break/><text:line-break/># With index<text:line-break/>for i in range(len(fruits)):<text:line-break/> <text:s text:c="3"/>print(i, fruits[i])<text:line-break/><text:line-break/><text:line-break/></text:p>
      <text:p text:style-name="P2"><text:line-break/><text:span text:style-name="T11">Rules and Features of Python Lists</text:span></text:p>
      <text:p text:style-name="P2"><text:span text:style-name="T11"/></text:p>
      <text:p text:style-name="P2"><text:span text:style-name="T19">1. </text:span><text:span text:style-name="T20">Ordered: </text:span><text:span text:style-name="T19">Lists in Python are ordered, meaning the items have a fixed position (index). The order of items will not change unless you modify the list.<text:line-break/><text:line-break/><text:line-break/>2. </text:span><text:span text:style-name="T20">Mutable:</text:span><text:span text:style-name="T19"> Lists are changeable. You can update, add, or delete items after the list has been created.<text:line-break/><text:line-break/><text:line-break/>3. </text:span><text:span text:style-name="T20">Indexed</text:span><text:span text:style-name="T19">: Every item in a list has an index number starting from 0. You can access or modify any item using its index.<text:line-break/><text:line-break/><text:line-break/>4. </text:span><text:span text:style-name="T20">Allows Duplicates</text:span><text:span text:style-name="T19">: A list can contain the same value more than once. Duplicate items are allowed.<text:line-break/><text:line-break/><text:line-break/>5.</text:span><text:span text:style-name="T20"> Dynamic:</text:span><text:span text:style-name="T19"> The size of a list can change during the program. You can add or remove items at any time.</text:span><text:span text:style-name="T8"><text:line-break/></text:span><text:soft-page-break/><text:span text:style-name="T8"><text:line-break/></text:span><text:span text:style-name="T19"><text:line-break/>6. </text:span><text:span text:style-name="T20">Mixed Data Types:</text:span><text:span text:style-name="T19"> A single list can store different types of data such as integers, strings, floats, booleans, and even other lists.<text:line-break/></text:span><text:line-break/><text:line-break/><text:span text:style-name="T21">Importance of Lists in Python</text:span><text:line-break/><text:line-break/>1. Data Grouping: Allows multiple items to be stored in a single variable.<text:line-break/><text:line-break/><text:line-break/>2. Flexibility: Can store any type of data, even other lists or objects.<text:line-break/><text:line-break/><text:line-break/>3. Dynamic Nature: Lists grow or shrink automatically as needed.<text:line-break/><text:line-break/><text:line-break/>4. Used in Loops: Commonly used with loops for data processing.<text:line-break/><text:line-break/><text:line-break/>5. Essential for Real-world Applications: Lists are used in web scraping, machine learning, file processing, and more.<text:line-break/><text:line-break/><text:line-break/>6. Backbone of Many Algorithms: Searching, sorting, filtering, etc., often start with list manipulation.<text:line-break/><text:line-break/><text:line-break/><text:line-break/><text:span text:style-name="T7">Summary:</text:span></text:p>
      <text:p text:style-name="P2"/>
      <text:p text:style-name="P2"><text:s text:c="4"/>Lists are created using square brackets [ ].<text:line-break/><text:line-break/>Indexing in a list starts from 0.<text:line-break/><text:line-break/>You can add items using append() or insert() methods.<text:line-break/><text:line-break/>You can remove items using remove() or pop() methods.<text:line-break/><text:line-break/>To find the number of items in a list, use the len() function.<text:line-break/><text:line-break/><text:soft-page-break/>To sort or reverse the list, use sort() and reverse() methods.<text:line-break/><text:line-break/>You can use loops like for to go through the list items.<text:line-break/><text:line-break/>List comprehension allows you to create lists in a short and readable way.<text:line-break/><text:line-break/></text:p>
      <text:p text:style-name="P2"><text:s text:c="4"/><text:line-break/><text:line-break/><text:line-break/>---<text:line-break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4T13:51:25.019000000</meta:creation-date>
    <dc:date>2025-05-04T13:59:17.513000000</dc:date>
    <meta:editing-duration>PT7M53S</meta:editing-duration>
    <meta:editing-cycles>1</meta:editing-cycles>
    <meta:document-statistic meta:table-count="0" meta:image-count="0" meta:object-count="0" meta:page-count="5" meta:paragraph-count="6" meta:word-count="635" meta:character-count="4032" meta:non-whitespace-character-count="3258"/>
    <meta:generator>Neat_Office/6.2.8.2$Windows_x86 LibreOffice_project/</meta:generator>
  </office:meta>
</office:document-meta>
</file>